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style style:name="P2" style:family="paragraph" style:parent-style-name="Standard">
      <style:paragraph-properties>
        <style:tab-stops>
          <style:tab-stop style:position="9.003cm"/>
        </style:tab-stops>
      </style:paragraph-properties>
    </style:style>
    <style:style style:name="P3" style:family="paragraph" style:parent-style-name="Standard">
      <style:paragraph-properties>
        <style:tab-stops>
          <style:tab-stop style:position="8.946cm"/>
        </style:tab-stops>
      </style:paragraph-properties>
      <style:text-properties style:font-name="Times"/>
    </style:style>
    <style:style style:name="P4" style:family="paragraph" style:parent-style-name="Standard" style:list-style-name="L1">
      <style:paragraph-properties fo:margin-top="0.199cm" fo:margin-bottom="0.199cm" text:number-lines="false" text:line-number="0"/>
    </style:style>
    <style:style style:name="P5" style:family="paragraph" style:parent-style-name="Standard" style:list-style-name="L1">
      <style:paragraph-properties fo:margin-top="0.199cm" fo:margin-bottom="0.199cm" text:number-lines="false" text:line-number="0"/>
      <style:text-properties style:font-name="Times"/>
    </style:style>
    <style:style style:name="P6" style:family="paragraph" style:parent-style-name="Heading_20_2">
      <style:text-properties style:font-name="Times" fo:font-size="12pt" style:font-size-asian="12pt" style:font-size-complex="12pt"/>
    </style:style>
    <style:style style:name="T1" style:family="text">
      <style:text-properties style:font-name="Times"/>
    </style:style>
    <style:style style:name="T2" style:family="text">
      <style:text-properties style:font-name="Times" fo:font-weight="bold" style:font-weight-asian="bold" style:font-weight-complex="bold"/>
    </style:style>
    <style:style style:name="T3" style:family="text">
      <style:text-properties style:font-name="Times" fo:language="en" fo:country="AU"/>
    </style:style>
    <style:style style:name="T4" style:family="text">
      <style:text-properties fo:language="en" fo:country="AU"/>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Ingredients</text:h>
      <text:p text:style-name="P2"><text:span text:style-name="T1">2 small red chillies<text:tab/></text:span><text:span text:style-name="T2">Sauce</text:span></text:p>
      <text:p text:style-name="P3">2 <text:span text:style-name="T4">spring onions</text:span> for garnish<text:tab/>4 tablespoons dark soy sauce</text:p>
      <text:p text:style-name="P3">2 eggplants<text:tab/>2 tablespoons vinegar</text:p>
      <text:p text:style-name="P3">2 cups peanut oil<text:tab/>1 tablespoon Mirin wine</text:p>
      <text:p text:style-name="P3">1 teaspoon grated ginger<text:tab/>2 tablespoons sugar</text:p>
      <text:p text:style-name="P3">1 teaspoon chopped garlic<text:tab/>1 teaspoon sesame oil</text:p>
      <text:p text:style-name="P3">1 red capsicum<text:tab/>2 teaspoon sweet chilli sauce</text:p>
      <text:h text:style-name="P6" text:outline-level="2">Method</text:h>
      <text:list xml:id="list2136317776" text:style-name="L1">
        <text:list-item>
          <text:p text:style-name="P4"><text:span text:style-name="T1">For garnish, cut </text:span><text:span text:style-name="T3">chillies</text:span><text:span text:style-name="T1"> and </text:span><text:span text:style-name="T3">spring onions</text:span><text:span text:style-name="T1"> length ways into fine strips, leave one end uncut. Place into a bowl of iced water.</text:span></text:p>
        </text:list-item>
        <text:list-item>
          <text:p text:style-name="P5">Cut eggplant into large cubes. </text:p>
        </text:list-item>
        <text:list-item>
          <text:p text:style-name="P5">Heat oil in a wok and cook eggplant in batches until golden. </text:p>
        </text:list-item>
        <text:list-item>
          <text:p text:style-name="P5">Drain and set aside. Reserve 1 tablespoon oil.</text:p>
        </text:list-item>
        <text:list-item>
          <text:p text:style-name="P5">Combine sauce ingredients and stir until sugar dissolves.</text:p>
        </text:list-item>
        <text:list-item>
          <text:p text:style-name="P4"><text:span text:style-name="T1">Heat reserved oil</text:span> on low heat, fry ginger, garlic, capsicum and <text:span text:style-name="T4">spring onions</text:span> until garlic is golden.</text:p>
        </text:list-item>
        <text:list-item>
          <text:p text:style-name="P4">Add sauce, bring to boil, then add eggplant and cook over high heat, turning until most of the sauce is absorbed.</text:p>
        </text:list-item>
        <text:list-item>
          <text:p text:style-name="P4">Place on serving plate. Garnish with <text:span text:style-name="T4">spring onion</text:span> curls and chilli flowers.</text:p>
        </text:list-item>
        <text:list-item>
          <text:p text:style-name="P4">Serve with boiled r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zechuan-style Eggplant</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initial-creator>Frank Jung</meta:initial-creator>
    <meta:creation-date>2005-05-29T17:24:32</meta:creation-date>
    <dc:creator>Frank Jung</dc:creator>
    <dc:date>2011-12-27T17:34:06</dc:date>
    <dc:language>en-AU</dc:language>
    <meta:editing-cycles>6</meta:editing-cycles>
    <meta:editing-duration>PT12M39S</meta:editing-duration>
    <meta:document-statistic meta:table-count="0" meta:image-count="0" meta:object-count="0" meta:page-count="1" meta:paragraph-count="19" meta:word-count="174" meta:character-count="983"/>
    <meta:user-defined meta:name="Info 1"/>
    <meta:user-defined meta:name="Info 2"/>
    <meta:user-defined meta:name="Info 3"/>
    <meta:user-defined meta:name="Info 4"/>
  </office:meta>
</office:document-meta>
</file>